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Bitter" svg:font-family="Bitter"/>
    <style:font-face style:name="Consolas" svg:font-family="Consolas, 'Courier New', monospace"/>
    <style:font-face style:name="Libre Baskerville" svg:font-family="'Libre Baskerville', Georgia, serif"/>
    <style:font-face style:name="Open Sans1" svg:font-family="'Open Sans'"/>
    <style:font-face style:name="Open Sans" svg:font-family="'Open Sans', Arial, Helvetica, sans-serif"/>
    <style:font-face style:name="Open Sans2" svg:font-family="'Open Sans', 'Helvetica Neue', Helvetica, Arial, sans-serif"/>
    <style:font-face style:name="OpenSymbol" svg:font-family="OpenSymbol"/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cm" fo:margin-right="0cm" fo:line-height="115%" fo:orphans="2" fo:widows="2" fo:text-indent="0cm" style:auto-text-indent="false"/>
      <style:text-properties fo:color="#000000" style:font-name="Times New Roman" fo:font-size="12pt" style:font-size-asian="12pt" style:font-size-complex="12pt"/>
    </style:style>
    <style:style style:name="P3" style:family="paragraph" style:parent-style-name="Standard">
      <style:paragraph-properties fo:margin-left="0cm" fo:margin-right="0cm" fo:line-height="115%" fo:orphans="2" fo:widows="2" fo:text-indent="0cm" style:auto-text-indent="false"/>
      <style:text-properties fo:color="#000000" style:font-name="Times New Roman" fo:font-size="12pt" style:font-size-asian="12pt" style:font-size-complex="12pt"/>
    </style:style>
    <style:style style:name="P4" style:family="paragraph" style:parent-style-name="Standard">
      <style:paragraph-properties fo:margin-left="0cm" fo:margin-right="0cm" fo:line-height="115%" fo:orphans="2" fo:widows="2" fo:text-indent="0cm" style:auto-text-indent="false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line-height="115%" fo:orphans="2" fo:widows="2" fo:text-indent="0cm" style:auto-text-indent="false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line-height="115%" fo:orphans="2" fo:widows="2" fo:text-indent="0cm" style:auto-text-indent="false"/>
      <style:text-properties fo:color="#000000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margin-left="0cm" fo:margin-right="0cm" fo:line-height="115%" fo:orphans="2" fo:widows="2" fo:text-indent="0cm" style:auto-text-indent="false" fo:background-color="transparent">
        <style:background-image/>
      </style:paragraph-properties>
      <style:text-properties fo:color="#000000" style:font-name="Times New Roman" fo:font-size="12pt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15%" fo:background-color="transparent">
        <style:background-image/>
      </style:paragraph-properties>
      <style:text-properties fo:color="#000000" style:font-name="Times New Roman" fo:font-size="12pt" fo:font-weight="normal" fo:background-color="transparent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cm" fo:margin-right="0cm" fo:line-height="115%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7" style:family="text">
      <style:text-properties fo:font-variant="normal" fo:text-transform="none" fo:color="#000000" fo:font-size="12pt" fo:letter-spacing="normal" fo:font-style="normal" fo:font-weight="normal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font-size="10.5pt" fo:letter-spacing="normal" fo:font-style="normal" fo:font-weight="normal"/>
    </style:style>
    <style:style style:name="T10" style:family="text">
      <style:text-properties fo:font-variant="normal" fo:text-transform="none" style:font-name="Times New Roman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style:font-name="Times New Roman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13" style:family="text">
      <style:text-properties fo:font-variant="normal" fo:text-transform="none" fo:color="#222222" style:font-name="arial" fo:font-size="12pt" fo:letter-spacing="normal" fo:font-style="normal" fo:font-weight="bold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222222" fo:font-size="12pt" fo:letter-spacing="normal" fo:font-style="normal" fo:font-weight="bold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font-size="13pt" fo:letter-spacing="normal" fo:font-style="normal" fo:font-weight="bold" style:font-size-asian="13pt" style:font-weight-asian="bold" style:font-size-complex="13pt" style:font-weight-complex="bold"/>
    </style:style>
    <style:style style:name="T16" style:family="text">
      <style:text-properties fo:font-variant="normal" fo:text-transform="none" fo:color="#575757" style:font-name="Open Sans2" fo:font-size="10.5pt" fo:letter-spacing="normal" fo:font-style="normal" fo:font-weight="normal"/>
    </style:style>
    <style:style style:name="T17" style:family="text">
      <style:text-properties fo:font-variant="normal" fo:text-transform="none" fo:color="#575757" fo:font-size="10.5pt" fo:letter-spacing="normal" fo:font-style="normal" fo:font-weight="normal"/>
    </style:style>
    <style:style style:name="T18" style:family="text">
      <style:text-properties fo:font-variant="normal" fo:text-transform="none" fo:font-size="12pt" fo:letter-spacing="normal" fo:font-style="normal" fo:font-weight="normal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font-size="12pt" fo:letter-spacing="normal" fo:font-style="normal" fo:font-weight="bold" style:font-size-asian="12pt" style:font-weight-asian="normal" style:font-size-complex="12pt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Times New Roman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ATION</text:p>
      <text:p text:style-name="P5"/>
      <text:p text:style-name="P5">For this project exam 2, <text:s/>I <text:s/>have designed <text:s/>a site <text:s/>for the a<text:span text:style-name="T2"> local tourism agency in Bergen who is launch <text:s/>a new website called <text:s/>“ Holidaze “ . It is basically hotel booking site where the visitor <text:s/>able to find hotels and <text:s/>send enquiries and contact messages. The hotel booking site <text:s/>has sites: <text:s/>client site and admin site. </text:span></text:p>
      <text:p text:style-name="P4"><text:span text:style-name="T2"><text:s/></text:span></text:p>
      <text:p text:style-name="P4"><text:span text:style-name="T2">Color choice</text:span></text:p>
      <text:p text:style-name="P4"><text:span text:style-name="T2"/></text:p>
      <text:p text:style-name="P2"><text:span text:style-name="T4">It is also well known, that people “select and purchase” based on feelings, and color <text:s/>influences mood. Therefore , For my <text:s/>this site, I have used a <text:s/>dark blue (#5a2360) <text:s/>as background color for the navigation and footer with orange <text:s/>(#f55600) color for <text:s/>button and hover effect. <text:line-break/>Because blue <text:s/>associated with peace, responsibility, ultimate, and reliability. Blue is known as the color of trust, honesty and it stimulates productivity <text:s/>and o</text:span><text:span text:style-name="Strong_20_Emphasis"><text:span text:style-name="T4">range </text:span></text:span><text:span text:style-name="T4">associated with fun, relaxation, and friendliness and I have believed that this two complimentary color <text:s/>, can <text:s/>grasp the visitor's interest. </text:span></text:p>
      <text:p text:style-name="P5"><text:span text:style-name="T2"/></text:p>
      <text:p text:style-name="P4"><text:span text:style-name="T2">Client site</text:span></text:p>
      <text:p text:style-name="P4"><text:span text:style-name="T2"/></text:p>
      <text:p text:style-name="P6"><text:span text:style-name="T1">Home page</text:span></text:p>
      <text:p text:style-name="P2"><text:span text:style-name="T4">The home page of the site is designed <text:s/>in the way to grasp the visors attention. So I have used <text:s/>simple and clean approach, with the <text:s/>high-resolution <text:s/>image ,contrasting colors, <text:s/>a</text:span><text:span text:style-name="T6">ffordance</text:span><text:span text:style-name="T2"> <text:s/>and </text:span><text:span text:style-name="T4"><text:s text:c="2"/>call to action </text:span></text:p>
      <text:p text:style-name="P5"><text:span text:style-name="T2">Once the user interested, they can click on the “Explore more” button <text:s/>which directed to <text:s text:c="2"/>Hotel page </text:span></text:p>
      <text:p text:style-name="P5"><text:span text:style-name="T2"/></text:p>
      <text:p text:style-name="P6"><text:span text:style-name="T1">Hotel page</text:span></text:p>
      <text:p text:style-name="P2"><text:span text:style-name="T4">This page contains <text:s/>two call to action button. The first button “ Book Now” <text:s/>for visitor <text:s/>who don't have a time to look <text:s/>through <text:s/>each hotel , B&amp;Bs and guest houses. Where as the second call to action button “ View More ” for visitor who want to <text:s/>look through the different hotels. The site contains </text:span><text:span text:style-name="T3">Search bar typeahead (auto dropdown with hotel names that match what has been typed</text:span><text:span text:style-name="T2"> </text:span></text:p>
      <text:p text:style-name="P5"><text:span text:style-name="T2"/></text:p>
      <text:p text:style-name="P5"><text:span text:style-name="T2">Once the visitor click <text:s/>“ View More <text:s/>“ Button , it will be directed <text:s/>directed toe the hotel detail page </text:span></text:p>
      <text:p text:style-name="P5"><text:span text:style-name="T2">After the visitors read <text:s text:c="2"/>information, they can book it by clicking “Book Now” button which direct it to the Enquiry page</text:span></text:p>
      <text:p text:style-name="P5"><text:span text:style-name="T2"/></text:p>
      <text:p text:style-name="P6"><text:span text:style-name="T1">Enquiry page</text:span></text:p>
      <text:p text:style-name="P5"><text:span text:style-name="T2">In the enquiry page, <text:s/>the user can fill the field and send the enquire.However, <text:s/>some of the field required <text:s/>to be filled <text:s/>before send .</text:span></text:p>
      <text:p text:style-name="P5"><text:span text:style-name="T2"/></text:p>
      <text:p text:style-name="P6"><text:span text:style-name="T1">Contact Page</text:span></text:p>
      <text:p text:style-name="P5"><text:span text:style-name="T2"/></text:p>
      <text:p text:style-name="P5"><text:span text:style-name="T2">In contact form <text:s/>the visitor can able to <text:s text:c="2"/>send a message by filling name and email and phone number. <text:s/>However, <text:s/>The user must filled name and email address <text:s/>before sending <text:s/>.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2"><text:soft-page-break/><text:span text:style-name="Strong_20_Emphasis"><text:span text:style-name="T11">Admin side</text:span></text:span><text:span text:style-name="T21"> </text:span></text:p>
      <text:p text:style-name="P2"><text:span text:style-name="T20"/></text:p>
      <text:p text:style-name="P5"><text:span text:style-name="T2">This page is only accessible by the authorized person </text:span></text:p>
      <text:p text:style-name="P7"><text:span text:style-name="T2"><text:s/>In order to access the admin site.</text:span>The user need <text:s/>to sign it ;.</text:p>
      <text:p text:style-name="P8">Username: Senait</text:p>
      <text:p text:style-name="P8">Password: 1234</text:p>
      <text:p text:style-name="P8">The can also <text:s/>be <text:s/>registered with new username and password, </text:p>
      <text:p text:style-name="P8">The new username and passwords will be stored in local storage <text:s/>and <text:s/>removed after the user click the logout button.</text:p>
      <text:p text:style-name="P5"><text:span text:style-name="T2"><text:s/>If <text:s/>the user successful login, it will be direct it to the Dahsboard </text:span></text:p>
      <text:p text:style-name="P5"/>
      <text:p text:style-name="P6">Dashboard</text:p>
      <text:p text:style-name="P5">In this page <text:s/>user can get overview about the number of messages send and enquiries. It is hard code , it need to be fixed in the future. </text:p>
      <text:p text:style-name="P5">The user can <text:s text:c="2"/>see <text:span text:style-name="T2">List of enquiries when the </text:span>u<text:span text:style-name="T2">ser submits the form on the enquiry page</text:span> <text:s/>by clicking List of <text:s/>enquiries on the left <text:s/>sidebar.</text:p>
      <text:p text:style-name="P9">The user <text:s/>can also read the message from the contact form by clicking List of messages <text:s/></text:p>
      <text:p text:style-name="P9">The user can <text:s/>can also create new establishment <text:s/>by filling the input-field in the new establishment page.</text:p>
      <text:p text:style-name="P9"><text:span text:style-name="T2"/></text:p>
      <text:p text:style-name="P4"><text:span text:style-name="T2">Conclusion</text:span></text:p>
      <text:p text:style-name="P5"><text:span text:style-name="T2">I have designed the hotel booking <text:s/>as simple and as easy as as possible so that the user can focus on the hotel. <text:s/>I have used <text:s/>more white space and the images with high-resolution <text:s/>and contrasting colors. However, with limited time frame, <text:s/>some of the feature like overview pages are hard coded so need to be fixed in the feature.</text:span></text:p>
      <text:p text:style-name="P5"><text:span text:style-name="T5"/></text:p>
      <text:p text:style-name="P5"><text:span text:style-name="T5">Link to site</text:span></text:p>
      <text:p text:style-name="P5"><text:span text:style-name="T5"/></text:p>
      <text:p text:style-name="P5"><text:span text:style-name="T5">link to giHub</text:span></text:p>
      <text:p text:style-name="P5"><text:span text:style-name="T5"/></text:p>
      <text:p text:style-name="P5"><text:span text:style-name="T5"/></text:p>
      <text:p text:style-name="P4"><text:span text:style-name="T2">References</text:span></text:p>
      <text:p text:style-name="P5"><text:span text:style-name="T2"/></text:p>
      <text:p text:style-name="P2"><text:a xlink:type="simple" xlink:href="https://www.panadvert.com/the-importance-of-color-terms-used-in-hotel-websites/" text:style-name="Internet_20_link" text:visited-style-name="Visited_20_Internet_20_Link"><text:span text:style-name="T10">https://www.panadvert.com/the-importance-of-color-terms-used-in-hotel-websites/</text:span></text:a><text:span text:style-name="T10"> </text:span></text:p>
      <text:p text:style-name="P2"><text:a xlink:type="simple" xlink:href="https://aremorch.com/hotels/use-color-supercharge-hotel-marketing/" text:style-name="Internet_20_link" text:visited-style-name="Visited_20_Internet_20_Link"><text:span text:style-name="T10">https://aremorch.com/hotels/use-color-supercharge-hotel-marketing/</text:span></text:a><text:span text:style-name="T10"> </text:span></text:p>
      <text:p text:style-name="P2"><text:a xlink:type="simple" xlink:href="https://vuejs.org/" text:style-name="Internet_20_link" text:visited-style-name="Visited_20_Internet_20_Link"><text:span text:style-name="T10">https://vuejs.org/</text:span></text:a><text:span text:style-name="T10"> </text:span></text:p>
      <text:p text:style-name="P2"><text:a xlink:type="simple" xlink:href="https://bootstrapious.com/p/bootstrap-sidebar" text:style-name="Internet_20_link" text:visited-style-name="Visited_20_Internet_20_Link"><text:span text:style-name="T10">https://bootstrapious.com/p/bootstrap-sidebar</text:span></text:a><text:span text:style-name="T10"> </text:span></text:p>
      <text:p text:style-name="P2"><text:a xlink:type="simple" xlink:href="https://mdbootstrap.com/docs/jquery/forms/autocomplete/" text:style-name="Internet_20_link" text:visited-style-name="Visited_20_Internet_20_Link"><text:span text:style-name="T10">https://mdbootstrap.com/docs/jquery/forms/autocomplete/</text:span></text:a><text:span text:style-name="T10"> </text:span></text:p>
      <text:p text:style-name="P2"><text:a xlink:type="simple" xlink:href="https://twitter.github.io/typeahead.js/examples/" text:style-name="Internet_20_link" text:visited-style-name="Visited_20_Internet_20_Link"><text:span text:style-name="T10">https://twitter.github.io/typeahead.js/examples/</text:span></text:a><text:span text:style-name="T10"> </text:span></text:p>
      <text:p text:style-name="P2"><text:a xlink:type="simple" xlink:href="https://vuejs.org/v2/guide/events.html" text:style-name="Internet_20_link" text:visited-style-name="Visited_20_Internet_20_Link"><text:span text:style-name="T10">https://vuejs.org/v2/guide/events.html</text:span></text:a><text:span text:style-name="T10"> </text:span></text:p>
      <text:p text:style-name="P2"><text:a xlink:type="simple" xlink:href="https://www.tutorialspoint.com/vuejs/vuejs_events.htm" text:style-name="Internet_20_link" text:visited-style-name="Visited_20_Internet_20_Link"><text:span text:style-name="T10">https://www.tutorialspoint.com/vuejs/vuejs_events.htm</text:span></text:a><text:span text:style-name="T10"> </text:span></text:p>
      <text:p text:style-name="P2"><text:a xlink:type="simple" xlink:href="https://www.npmjs.com/package/vuejs-auto-complete" text:style-name="Internet_20_link" text:visited-style-name="Visited_20_Internet_20_Link"><text:span text:style-name="T10">https://www.npmjs.com/package/vuejs-auto-complete</text:span></text:a><text:span text:style-name="T10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Bitter" svg:font-family="Bitter"/>
    <style:font-face style:name="Consolas" svg:font-family="Consolas, 'Courier New', monospace"/>
    <style:font-face style:name="Libre Baskerville" svg:font-family="'Libre Baskerville', Georgia, serif"/>
    <style:font-face style:name="Open Sans1" svg:font-family="'Open Sans'"/>
    <style:font-face style:name="Open Sans" svg:font-family="'Open Sans', Arial, Helvetica, sans-serif"/>
    <style:font-face style:name="Open Sans2" svg:font-family="'Open Sans', 'Helvetica Neue', Helvetica, Arial, sans-serif"/>
    <style:font-face style:name="OpenSymbol" svg:font-family="OpenSymbol"/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6-16T16:16:06.74</meta:creation-date>
    <dc:date>2019-06-16T20:25:03.58</dc:date>
    <meta:editing-duration>PT3H37M13S</meta:editing-duration>
    <meta:editing-cycles>7</meta:editing-cycles>
    <meta:generator>OpenOffice/4.1.5$Win32 OpenOffice.org_project/415m1$Build-9789</meta:generator>
    <meta:document-statistic meta:table-count="0" meta:image-count="0" meta:object-count="0" meta:page-count="2" meta:paragraph-count="44" meta:word-count="619" meta:character-count="3952"/>
  </office:meta>
</office:document-meta>
</file>